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2f74bb" officeooo:paragraph-rsid="002f74bb" style:font-size-asian="12pt" style:font-weight-asian="normal" style:font-size-complex="12pt" style:font-weight-complex="normal"/>
    </style:style>
    <style:style style:name="P2" style:family="paragraph" style:parent-style-name="Standard">
      <style:text-properties fo:font-size="12pt" fo:font-weight="normal" officeooo:rsid="00326adf" officeooo:paragraph-rsid="00326adf" style:font-size-asian="12pt" style:font-weight-asian="normal" style:font-size-complex="12pt" style:font-weight-complex="normal"/>
    </style:style>
    <style:style style:name="P3" style:family="paragraph" style:parent-style-name="Standard">
      <style:text-properties fo:font-variant="normal" fo:text-transform="none" fo:color="#47494d" style:font-name="Atlas Grotesk" fo:font-size="10.5pt" fo:letter-spacing="normal" fo:font-style="normal" fo:font-weight="normal" officeooo:rsid="002f74bb" officeooo:paragraph-rsid="002f74bb" style:font-size-asian="12pt" style:font-weight-asian="normal" style:font-size-complex="12pt" style:font-weight-complex="normal"/>
    </style:style>
    <style:style style:name="P4" style:family="paragraph" style:parent-style-name="Standard">
      <style:text-properties fo:font-variant="normal" fo:text-transform="none" fo:color="#47494d" style:font-name="Atlas Grotesk" fo:font-size="10.5pt" fo:letter-spacing="normal" fo:font-style="normal" fo:font-weight="normal" officeooo:rsid="002f74bb" officeooo:paragraph-rsid="002f74bb" style:font-size-asian="12pt" style:font-weight-asian="normal" style:font-size-complex="12pt" style:font-weight-complex="normal"/>
    </style:style>
    <style:style style:name="P5" style:family="paragraph" style:parent-style-name="Standard">
      <style:text-properties fo:font-variant="normal" fo:text-transform="none" fo:color="#47494d" style:font-name="Atlas Grotesk" fo:font-size="10.5pt" fo:letter-spacing="normal" fo:font-style="normal" fo:font-weight="normal" officeooo:rsid="0034e9d2" officeooo:paragraph-rsid="0034e9d2"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17/11/07:</text:p>
      <text:p text:style-name="P1">Note from discussion:</text:p>
      <text:p text:style-name="P1">Flip augmentation seems to downgrade the validation.</text:p>
      <text:p text:style-name="P1"/>
      <text:p text:style-name="P3"><text:span text:style-name="T1">The data has been scaled to sigma nought calibrated values.</text:span> These sigma nought calibrated values are represented as dB values in the imagery provided. There has been no filtering or normalization applied.</text:p>
      <text:p text:style-name="P3"/>
      <text:p text:style-name="P3">In addition to the values representing sigma nought calibrated values in dB, the channels represent the HH polarization and HV polarization channels.</text:p>
      <text:p text:style-name="P3"/>
      <text:p text:style-name="P3">Note that sea ice and icebergs have fundamentally different radar echoes. Icebergs are composed of glacial ice that’s of freshwater origin while sea ice is frozen sea water and will have brine content. The brine versus freshwater nature of the two ice types mean that the inherent scattering may be very different between the two.</text:p>
      <text:p text:style-name="P3"/>
      <text:p text:style-name="P3"/>
      <text:p text:style-name="P5">2017/11/08:</text:p>
      <text:p text:style-name="P5">1. try to reduce bias, larger network.</text:p>
      <text:p text:style-name="P5">2. deal with overfitting, data augmentation, L2, dropout.</text:p>
      <text:p text:style-name="P5">3. error analysis, check the distribution of training and testing images. Unmatch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9:10:57.684370411</meta:creation-date>
    <dc:date>2017-11-08T10:49:13.278993255</dc:date>
    <meta:editing-duration>PT6H29M3S</meta:editing-duration>
    <meta:editing-cycles>14</meta:editing-cycles>
    <meta:generator>LibreOffice/5.1.6.2$Linux_X86_64 LibreOffice_project/10m0$Build-2</meta:generator>
    <meta:document-statistic meta:table-count="0" meta:image-count="0" meta:object-count="0" meta:page-count="1" meta:paragraph-count="10" meta:word-count="149" meta:character-count="962" meta:non-whitespace-character-count="823"/>
  </office:meta>
</office:document-meta>
</file>